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T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 style:parent-style-name="DefaultParagraphFont" style:family="text">
      <style:text-properties fo:language="en" fo:country="GB"/>
    </style:style>
    <style:style style:name="P6" style:parent-style-name="Normal" style:family="paragraph">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color="#FF0000" fo:language="en" fo:country="GB"/>
    </style:style>
    <style:style style:name="P9" style:parent-style-name="Normal" style:family="paragraph">
      <style:text-properties fo:language="en" fo:country="GB"/>
    </style:style>
    <style:style style:name="T10" style:parent-style-name="DefaultParagraphFont" style:family="text">
      <style:text-properties fo:font-style="italic" style:font-style-asian="italic" fo:language="en" fo:country="GB"/>
    </style:style>
    <style:style style:name="T11" style:parent-style-name="DefaultParagraphFont" style:family="text">
      <style:text-properties fo:font-style="italic" style:font-style-asian="italic" fo:language="en" fo:country="GB"/>
    </style:style>
    <style:style style:name="T1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13" style:parent-style-name="DefaultParagraphFont" style:family="text">
      <style:text-properties fo:language="en" fo:country="GB"/>
    </style:style>
    <style:style style:name="P14" style:parent-style-name="Normal" style:family="paragraph">
      <style:text-properties style:text-underline-type="single" style:text-underline-style="solid" style:text-underline-width="auto" style:text-underline-mode="continuous" fo:language="en" fo:country="GB"/>
    </style:style>
    <style:style style:name="P15" style:parent-style-name="Normal" style:family="paragraph">
      <style:text-properties style:text-underline-type="single" style:text-underline-style="solid" style:text-underline-width="auto" style:text-underline-mode="continuous" fo:language="en" fo:country="GB"/>
    </style:style>
    <style:style style:name="T16" style:parent-style-name="DefaultParagraphFont" style:family="text">
      <style:text-properties style:text-underline-type="single" style:text-underline-style="solid" style:text-underline-width="auto" style:text-underline-mode="continuous" fo:language="en" fo:country="GB"/>
    </style:style>
    <style:style style:name="T17" style:parent-style-name="DefaultParagraphFont" style:family="text">
      <style:text-properties fo:language="en" fo:country="GB"/>
    </style:style>
    <style:style style:name="T18" style:parent-style-name="DefaultParagraphFont" style:family="text">
      <style:text-properties style:text-underline-type="single" style:text-underline-style="solid" style:text-underline-width="auto" style:text-underline-mode="continuous" fo:language="en" fo:country="GB"/>
    </style:style>
    <style:style style:name="T19" style:parent-style-name="DefaultParagraphFont" style:family="text">
      <style:text-properties style:text-underline-type="single" style:text-underline-style="solid" style:text-underline-width="auto" style:text-underline-mode="continuous" fo:language="en" fo:country="GB"/>
    </style:style>
    <style:style style:name="T20" style:parent-style-name="DefaultParagraphFont" style:family="text">
      <style:text-properties fo:language="en" fo:country="GB"/>
    </style:style>
    <style:style style:name="T21" style:parent-style-name="DefaultParagraphFont" style:family="text">
      <style:text-properties style:text-underline-type="single" style:text-underline-style="solid" style:text-underline-width="auto" style:text-underline-mode="continuous" fo:language="en" fo:country="GB"/>
    </style:style>
    <style:style style:name="T22" style:parent-style-name="DefaultParagraphFont" style:family="text">
      <style:text-properties style:text-underline-type="single" style:text-underline-style="solid" style:text-underline-width="auto" style:text-underline-mode="continuou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style:text-underline-type="single" style:text-underline-style="solid" style:text-underline-width="auto" style:text-underline-mode="continuous" fo:language="en" fo:country="GB"/>
    </style:style>
    <style:style style:name="P31" style:parent-style-name="Normal" style:family="paragraph">
      <style:text-properties fo:language="en" fo:country="GB"/>
    </style:style>
    <style:style style:name="P32" style:parent-style-name="Normal" style:family="paragraph">
      <style:text-properties style:text-underline-type="single" style:text-underline-style="solid" style:text-underline-width="auto" style:text-underline-mode="continuous" fo:language="en" fo:country="GB"/>
    </style:style>
    <style:style style:name="P33" style:parent-style-name="Normal" style:family="paragraph">
      <style:text-properties fo:font-weight="bold" style:font-weight-asian="bold"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font-weight="bold" style:font-weight-asian="bold"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T4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1" style:parent-style-name="DefaultParagraphFont" style:family="text">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T44" style:parent-style-name="DefaultParagraphFont" style:family="text">
      <style:text-properties fo:font-style="italic" style:font-style-asian="italic" fo:language="en" fo:country="GB"/>
    </style:style>
    <style:style style:name="T45" style:parent-style-name="DefaultParagraphFont" style:family="text">
      <style:text-properties fo:font-style="italic" style:font-style-asian="italic" fo:language="en" fo:country="GB"/>
    </style:style>
    <style:style style:name="T46"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7" style:parent-style-name="DefaultParagraphFont" style:family="text">
      <style:text-properties fo:language="en" fo:country="GB"/>
    </style:style>
    <style:style style:name="T48"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49" style:parent-style-name="DefaultParagraphFont" style:family="text">
      <style:text-properties fo:language="en" fo:country="GB"/>
    </style:style>
    <style:style style:name="P50" style:parent-style-name="Normal" style:family="paragraph">
      <style:text-properties fo:language="en" fo:country="GB"/>
    </style:style>
    <style:style style:name="T51" style:parent-style-name="DefaultParagraphFont" style:family="text">
      <style:text-properties fo:language="en" fo:country="GB"/>
    </style:style>
    <style:style style:name="T5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6" style:parent-style-name="DefaultParagraphFont" style:family="text">
      <style:text-properties fo:language="en" fo:country="GB"/>
    </style:style>
    <style:style style:name="T5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8" style:parent-style-name="DefaultParagraphFont" style:family="text">
      <style:text-properties fo:language="en" fo:country="GB"/>
    </style:style>
    <style:style style:name="P59" style:parent-style-name="Normal" style:family="paragraph">
      <style:text-properties fo:language="en" fo:country="GB"/>
    </style:style>
    <style:style style:name="P60" style:parent-style-name="Normal" style:family="paragraph">
      <style:text-properties style:text-underline-type="single" style:text-underline-style="solid" style:text-underline-width="auto" style:text-underline-mode="continuous" fo:language="en" fo:country="GB"/>
    </style:style>
    <style:style style:name="P61" style:parent-style-name="Normal" style:family="paragraph">
      <style:text-properties fo:language="en" fo:country="GB"/>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P64"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P65"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P66" style:parent-style-name="Normal" style:family="paragraph">
      <style:text-properties fo:font-size="12pt" style:font-size-asian="12pt" style:font-size-complex="12pt" style:text-underline-type="single" style:text-underline-style="solid" style:text-underline-width="auto" style:text-underline-mode="continuous" fo:language="en" fo:country="GB"/>
    </style:style>
    <style:style style:name="P67" style:parent-style-name="Normal" style:family="paragraph">
      <style:text-properties fo:font-size="12pt" style:font-size-asian="12pt" style:font-size-complex="12pt" fo:language="en" fo:country="GB"/>
    </style:style>
    <style:style style:name="T68"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69" style:parent-style-name="DefaultParagraphFont" style:family="text">
      <style:text-properties fo:language="en" fo:country="GB"/>
    </style:style>
    <style:style style:name="P70" style:parent-style-name="Normal" style:family="paragraph">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paragraph-properties fo:text-align="center" style:vertical-align="auto" fo:margin-bottom="0.1111in" fo:line-height="106%"/>
      <style:text-properties fo:font-weight="bold" style:font-weight-asian="bold" style:text-underline-type="single" style:text-underline-style="solid" style:text-underline-width="auto" style:text-underline-mode="continuous" fo:language="en" fo:country="GB" fo:hyphenate="true"/>
    </style:style>
    <style:style style:name="P74" style:parent-style-name="Normal" style:family="paragraph">
      <style:paragraph-properties fo:text-align="center" style:vertical-align="auto" fo:margin-bottom="0.1111in" fo:line-height="106%"/>
      <style:text-properties fo:font-weight="bold" style:font-weight-asian="bold" style:text-underline-type="single" style:text-underline-style="solid" style:text-underline-width="auto" style:text-underline-mode="continuous" fo:language="en" fo:country="GB" fo:hyphenate="true"/>
    </style:style>
    <style:style style:name="P75" style:parent-style-name="Normal" style:family="paragraph">
      <style:paragraph-properties fo:text-align="center" style:vertical-align="auto" fo:margin-bottom="0.1111in" fo:line-height="106%"/>
      <style:text-properties fo:font-weight="bold" style:font-weight-asian="bold" style:text-underline-type="single" style:text-underline-style="solid" style:text-underline-width="auto" style:text-underline-mode="continuous" fo:language="en" fo:country="GB" fo:hyphenate="true"/>
    </style:style>
    <style:style style:name="P76" style:parent-style-name="Normal" style:family="paragraph">
      <style:paragraph-properties style:vertical-align="auto" fo:margin-bottom="0.1111in" fo:line-height="106%"/>
      <style:text-properties fo:language="en" fo:country="GB" fo:hyphenate="true"/>
    </style:style>
    <style:style style:name="P77" style:parent-style-name="Normal" style:family="paragraph">
      <style:paragraph-properties style:vertical-align="auto" fo:margin-bottom="0.1111in" fo:line-height="106%"/>
      <style:text-properties fo:hyphenate="true"/>
    </style:style>
    <style:style style:name="T78" style:parent-style-name="DefaultParagraphFont" style:family="text">
      <style:text-properties fo:color="#0563C1" style:text-underline-type="single" style:text-underline-style="solid" style:text-underline-width="auto" style:text-underline-mode="continuous" fo:language="en" fo:country="GB"/>
    </style:style>
    <style:style style:name="P79" style:parent-style-name="Normal" style:family="paragraph">
      <style:paragraph-properties style:vertical-align="auto" fo:margin-bottom="0.1111in" fo:line-height="106%"/>
      <style:text-properties fo:language="en" fo:country="GB" fo:hyphenate="true"/>
    </style:style>
    <style:style style:name="P80" style:parent-style-name="Normal" style:family="paragraph">
      <style:paragraph-properties style:vertical-align="auto" fo:margin-bottom="0.1111in" fo:line-height="106%"/>
      <style:text-properties fo:hyphenate="true"/>
    </style:style>
    <style:style style:name="T81" style:parent-style-name="DefaultParagraphFont" style:family="text">
      <style:text-properties fo:color="#0563C1" style:text-underline-type="single" style:text-underline-style="solid" style:text-underline-width="auto" style:text-underline-mode="continuous" fo:language="en" fo:country="GB"/>
    </style:style>
    <style:style style:name="T82" style:parent-style-name="DefaultParagraphFont" style:family="text">
      <style:text-properties fo:color="#0563C1" style:text-underline-type="single" style:text-underline-style="solid" style:text-underline-width="auto" style:text-underline-mode="continuous" fo:language="en" fo:country="GB"/>
    </style:style>
    <style:style style:name="P83" style:parent-style-name="Normal" style:family="paragraph">
      <style:paragraph-properties style:vertical-align="auto" fo:margin-bottom="0.1111in" fo:line-height="106%"/>
      <style:text-properties fo:language="en" fo:country="GB" fo:hyphenate="true"/>
    </style:style>
    <style:style style:name="P84" style:parent-style-name="Normal" style:family="paragraph">
      <style:paragraph-properties style:vertical-align="auto" fo:margin-bottom="0.1111in" fo:line-height="106%"/>
      <style:text-properties fo:hyphenate="true"/>
    </style:style>
    <style:style style:name="T85" style:parent-style-name="DefaultParagraphFont" style:family="text">
      <style:text-properties fo:color="#0563C1" style:text-underline-type="single" style:text-underline-style="solid" style:text-underline-width="auto" style:text-underline-mode="continuous" fo:language="en" fo:country="GB"/>
    </style:style>
    <style:style style:name="P86" style:parent-style-name="Normal" style:family="paragraph">
      <style:text-properties fo:language="en" fo:country="GB"/>
    </style:style>
  </office:automatic-styles>
  <office:body>
    <office:text text:use-soft-page-breaks="true">
      <text:p text:style-name="P1">Game Design Document</text:p>
      <text:p text:style-name="P2"/>
      <text:p text:style-name="P3"/>
      <text:p text:style-name="Normal"><text:span text:style-name="T4">Synopsis:</text:span><text:span text:style-name="T5"><text:s/></text:span></text:p>
      <text:p text:style-name="P6">The game involves the player manipulating the level to solve the various puzzles, for example if there is a moving platform the player can click and<text:s/>hold the platform in place to allow the character to move on to it.<text:s/></text:p>
      <text:p text:style-name="Normal"><text:span text:style-name="T7">The story involves two characters<text:s/></text:span><text:span text:style-name="T8">(further information needed)</text:span></text:p>
      <text:p text:style-name="P9">The game fits the brief as we removed the skill aspect of the jump mechanic (i.e. when the player should press the jump button to move from one location to another.) this mechanic was replaced by the ability of enabling the player to manipulate the world. For example, moving platforms or freezing them to keep them still.</text:p>
      <text:p text:style-name="Normal"><text:span text:style-name="T10">A short description of the game; How the game meets the b</text:span><text:span text:style-name="T11">rief regulations.</text:span></text:p>
      <text:p text:style-name="Normal"><text:span text:style-name="T12">Features (MDA):</text:span><text:span text:style-name="T13"><text:s/></text:span></text:p>
      <text:p text:style-name="P14">Mechanics:</text:p>
      <text:p text:style-name="P15">Arrow key movement.</text:p>
      <text:p text:style-name="Normal"><text:span text:style-name="T16">Mouse controlled world manipulation.</text:span><text:span text:style-name="T17"><text:s/>Click, hold, and move.</text:span></text:p>
      <text:p text:style-name="Normal"><text:span text:style-name="T18">Moving platforms</text:span><text:span text:style-name="T19">.</text:span><text:span text:style-name="T20"><text:s/>– platforms will move up and down.</text:span></text:p>
      <text:p text:style-name="Normal"><text:span text:style-name="T21">Activatable platforms</text:span><text:span text:style-name="T22">.</text:span><text:span text:style-name="T23"><text:s/>– when the player interacts with the platform, it will b</text:span><text:span text:style-name="T24">ecome solid and the player will be able to walk onto it.</text:span></text:p>
      <text:p text:style-name="P25">Panning camera.</text:p>
      <text:p text:style-name="P26">NPC.</text:p>
      <text:p text:style-name="P27">Slow time?</text:p>
      <text:p text:style-name="P28">Emotes? – which can interact within the level, for example match level theme to emote to open a door.</text:p>
      <text:p text:style-name="P29"/>
      <text:p text:style-name="P30">Dynamics:</text:p>
      <text:p text:style-name="P31"/>
      <text:p text:style-name="P32">Aesthetics (emotions):</text:p>
      <text:p text:style-name="P33">Narrative emotions</text:p>
      <text:soft-page-break/>
      <text:p text:style-name="P34">Sadness – From the story, specifically the suffering of one or both characters.</text:p>
      <text:p text:style-name="P35"/>
      <text:p text:style-name="P36">Gameplay</text:p>
      <text:p text:style-name="P37">- Pride – From overcoming the obstacles and puzzles<text:s/>within the game.</text:p>
      <text:p text:style-name="P38">- Affection – From caring for the characters over the course of the game.</text:p>
      <text:p text:style-name="P39"/>
      <text:p text:style-name="Normal"><text:span text:style-name="T40">Target Platform:</text:span><text:span text:style-name="T41"><text:s/>Unity Engine – on PC</text:span></text:p>
      <text:p text:style-name="P42">The reason we picked Unity as our engine</text:p>
      <text:p text:style-name="P43">The reason we picked PC as our platform</text:p>
      <text:p text:style-name="Normal"><text:span text:style-name="T44">Engine, PC, PS4, etc. Explanation of why we<text:s/></text:span><text:span text:style-name="T45">picked ….. platform, engine.</text:span></text:p>
      <text:p text:style-name="Normal"><text:span text:style-name="T46">Audience:</text:span><text:span text:style-name="T47"><text:s/>Demographics of our targeted clients.</text:span></text:p>
      <text:p text:style-name="Normal"><text:span text:style-name="T48">Game Design:</text:span><text:span text:style-name="T49"><text:s/></text:span></text:p>
      <text:p text:style-name="P50">-<text:tab/>Strengthen relationship between character and the player (Player experience).</text:p>
      <text:p text:style-name="Normal"><text:span text:style-name="T51">Narrative; Player Experience (User Experience); Design Methods</text:span></text:p>
      <text:p text:style-name="Normal"><text:span text:style-name="T52">Level Design:</text:span><text:span text:style-name="T53"><text:s/>Research</text:span><text:span text:style-name="T54"><text:s/>and studies of various puzzle games, which will contribute to the Player experience.</text:span></text:p>
      <text:p text:style-name="Normal"><text:span text:style-name="T55">User Interface:</text:span><text:span text:style-name="T56"><text:s/>Research and mood boards on potential UI ideas.</text:span></text:p>
      <text:p text:style-name="Normal"><text:span text:style-name="T57">Art style:</text:span><text:span text:style-name="T58"><text:s/></text:span></text:p>
      <text:p text:style-name="P59"/>
      <text:p text:style-name="P60">Imported assets:</text:p>
      <text:p text:style-name="P61"/>
      <text:p text:style-name="Normal"><text:span text:style-name="T62">To create a polished product, we need to keep consistent use of assets with</text:span><text:span text:style-name="T63"><text:s/>the same style/genre.</text:span></text:p>
      <text:p text:style-name="P64">Music/Sounds:</text:p>
      <text:p text:style-name="P65"/>
      <text:p text:style-name="P66">Imported sound:</text:p>
      <text:p text:style-name="P67"/>
      <text:p text:style-name="Normal"><text:span text:style-name="T68">Management/Development Plan:</text:span><text:span text:style-name="T69"><text:s/>Layout of future tasks and obstacles.<text:s/></text:span></text:p>
      <text:p text:style-name="P70"/>
      <text:p text:style-name="P71">Please whenever you create mood boards, don’t pick a only one (vague) picture. If needed gather many pictures from various sources,<text:s/>thus conveying your idea with attention to detail.</text:p>
      <text:p text:style-name="P72"/>
      <text:p text:style-name="P73"/>
      <text:p text:style-name="P74"/>
      <text:p text:style-name="P75">Design document research</text:p>
      <text:p text:style-name="P76">Gamasutra article:</text:p>
      <text:p text:style-name="P77"><text:a xlink:href="https://www.gamasutra.com/blogs/LeandroGonzalez/20160726/277928/How_to_Write_a_Game_Design_Document.php" office:target-frame-name="_top" xlink:show="replace"><text:span text:style-name="T78">https://www.gamasutra.com/blogs/LeandroGonzalez/20160726/277928/How_to_Write_a_Game_Design_Document.php</text:span></text:a></text:p>
      <text:p text:style-name="P79">Game design document:</text:p>
      <text:p text:style-name="P80"><text:a xlink:href="http://web.cse.ohio-state.edu/~boggus.2/5912/sp15/Casper_Game_Design_Doc.pdf" office:target-frame-name="_top" xlink:show="replace"><text:span text:style-name="T81">http://web.cse.ohio-state.edu/~boggu</text:span><text:span text:style-name="T82">s.2/5912/sp15/Casper_Game_Design_Doc.pdf</text:span></text:a></text:p>
      <text:p text:style-name="P83">YouTube video:</text:p>
      <text:p text:style-name="P84"><text:a xlink:href="https://www.youtube.com/watch?v=BT9NSFWqz1g" office:target-frame-name="_top" xlink:show="replace"><text:span text:style-name="T85">https://www.youtube.com/watch?v=BT9NSFWqz1g</text:span></text:a></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ril Kostadinov</meta:initial-creator>
    <dc:creator>Games</dc:creator>
    <meta:creation-date>2019-02-10T04:34:00Z</meta:creation-date>
    <dc:date>2019-02-13T12:51:00Z</dc:date>
    <meta:template xlink:href="Normal" xlink:type="simple"/>
    <meta:editing-cycles>84</meta:editing-cycles>
    <meta:editing-duration>PT22740S</meta:editing-duration>
    <meta:document-statistic meta:page-count="3" meta:paragraph-count="5" meta:word-count="447" meta:character-count="2995" meta:row-count="21" meta:non-whitespace-character-count="2553"/>
  </office:meta>
</office:document-meta>
</file>